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kumentation: EinfeldbalkenBerechnung</text:p>
      <text:p text:style-name="Standard"/>
      <text:p text:style-name="Standard">1. Beschreibung:</text:p>
      <text:p text:style-name="Standard"><text:s text:c="3"/>Dieses Programm berechnet die Auflagerkräfte und Schnittgrößen für einen Einfeldbalken unter gegebener Belastung.</text:p>
      <text:p text:style-name="Standard"><text:s text:c="3"/>Die berechneten Werte werden in der Konsole angezeigt und in einer Textdatei "ergebnisse.txt" exportiert.</text:p>
      <text:p text:style-name="Standard"/>
      <text:p text:style-name="Standard">2. Hauptfunktionen:</text:p>
      <text:p text:style-name="Standard"/>
      <text:p text:style-name="Standard"><text:s text:c="3"/>2.1. main(String[] args):</text:p>
      <text:p text:style-name="Standard"><text:s text:c="7"/>- Die Hauptfunktion des Programms.</text:p>
      <text:p text:style-name="Standard"><text:s text:c="7"/>- Startet die Berechnung des Einfeldbalkens und den Export der Ergebnisse.</text:p>
      <text:p text:style-name="Standard"/>
      <text:p text:style-name="Standard"><text:s text:c="3"/>2.2. exportErgebnisse(double ra, double rb, double mx, double qx):</text:p>
      <text:p text:style-name="Standard"><text:s text:c="7"/>- Exportiert die berechneten Ergebnisse in eine Textdatei "ergebnisse.txt".</text:p>
      <text:p text:style-name="Standard"><text:s text:c="7"/>- Parameter:</text:p>
      <text:p text:style-name="Standard"><text:s text:c="9"/>- ra: Auflagerkraft Ra.</text:p>
      <text:p text:style-name="Standard"><text:s text:c="9"/>- rb: Auflagerkraft Rb.</text:p>
      <text:p text:style-name="Standard"><text:s text:c="9"/>- mx: Moment Mx.</text:p>
      <text:p text:style-name="Standard"><text:s text:c="9"/>- qx: Querkraft Qx.</text:p>
      <text:p text:style-name="Standard"/>
      <text:p text:style-name="Standard">3. Ablauf des Programms:</text:p>
      <text:p text:style-name="Standard"/>
      <text:p text:style-name="Standard"><text:s text:c="3"/>3.1. Der Benutzer wird aufgefordert, die Balkenlänge (l) und die Belastung (p) einzugeben.</text:p>
      <text:p text:style-name="Standard"/>
      <text:p text:style-name="Standard"><text:s text:c="3"/>3.2. Die Auflagerkräfte (Ra, Rb) und Schnittgrößen (Mx, Qx) des Einfeldbalkens werden berechnet.</text:p>
      <text:p text:style-name="Standard"/>
      <text:p text:style-name="Standard"><text:s text:c="3"/>3.3. Die berechneten Werte werden in der Konsole ausgegeben.</text:p>
      <text:p text:style-name="Standard"/>
      <text:p text:style-name="Standard"><text:s text:c="3"/>3.4. Die berechneten Ergebnisse werden in die Textdatei "ergebnisse.txt" exportiert.</text:p>
      <text:p text:style-name="Standard"/>
      <text:p text:style-name="Standard">4. Verwendung:</text:p>
      <text:p text:style-name="Standard"/>
      <text:p text:style-name="Standard"><text:s text:c="3"/>4.1. Kompilieren des Codes:</text:p>
      <text:p text:style-name="Standard"><text:s text:c="7"/>Öffnen Sie eine Kommandozeile und navigieren Sie zum Verzeichnis, in dem sich die Java-Datei befindet.</text:p>
      <text:p text:style-name="Standard"><text:s text:c="7"/>Verwenden Sie den Befehl "javac EinfeldbalkenBerechnung.java", um den Code zu kompilieren.</text:p>
      <text:p text:style-name="Standard"/>
      <text:p text:style-name="Standard"><text:s text:c="3"/>4.2. Ausführen des Programms:</text:p>
      <text:p text:style-name="Standard"><text:s text:c="7"/>Verwenden Sie den Befehl "java EinfeldbalkenBerechnung", um das Programm auszuführen.</text:p>
      <text:p text:style-name="Standard"/>
      <text:p text:style-name="Standard"><text:s text:c="3"/>4.3. Folgen Sie den Anweisungen in der Konsole, um die Balkenlänge (l) und die Belastung (p) einzugeben.</text:p>
      <text:p text:style-name="Standard"/>
      <text:p text:style-name="Standard"><text:s text:c="3"/>4.4. Die berechneten Auflagerkräfte (Ra, Rb) und Schnittgrößen (Mx, Qx) werden in der Konsole angezeigt.</text:p>
      <text:p text:style-name="Standard"/>
      <text:p text:style-name="Standard"><text:s text:c="3"/>4.5. Überprüfen Sie die Datei "ergebnisse.txt", um die exportierten Ergebnisse einzusehen.</text:p>
      <text:p text:style-name="Standard"/>
      <text:p text:style-name="Standard"><text:soft-page-break/>Hinweis: Stellen Sie sicher, dass Sie Schreibzugriff auf das Verzeichnis haben, in dem sich die Java-Datei befindet,</text:p>
      <text:p text:style-name="Standard">und dass keine Datei namens "ergebnisse.txt" bereits vorhanden ist, da sie überschrieben wird.</text:p>
      <text:p text:style-name="Standard"/>
      <text:p text:style-name="Standard">Das war die Dokumentation des Codes für die Einfeldbalken-Berechnung. Bei weiteren Fragen stehe ich gerne zur Verfügu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20:19:12.247831708</meta:creation-date>
    <dc:date>2023-06-22T20:19:42.811296967</dc:date>
    <meta:editing-duration>PT30S</meta:editing-duration>
    <meta:editing-cycles>1</meta:editing-cycles>
    <meta:document-statistic meta:table-count="0" meta:image-count="0" meta:object-count="0" meta:page-count="2" meta:paragraph-count="32" meta:word-count="273" meta:character-count="2111" meta:non-whitespace-character-count="1746"/>
    <meta:generator>LibreOffice/7.4.7.2$Linux_X86_64 LibreOffice_project/40$Build-2</meta:generator>
  </office:meta>
</office:document-meta>
</file>